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089" svg:stroke-width="0.019cm" svg:stroke-color="#68a224" draw:marker-start="" draw:marker-start-width="0.33cm" draw:marker-start-center="false" draw:marker-end="" draw:marker-end-width="0.33cm" draw:marker-end-center="false" svg:stroke-opacity="100%" draw:stroke-linejoin="round" draw:fill="solid" draw:fill-color="#ad429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6090" svg:stroke-width="0.019cm" svg:stroke-color="#ad4296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5cm" fo:min-width="1.036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091" svg:stroke-width="0.019cm" svg:stroke-color="#008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609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396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093" svg:stroke-width="0.019cm" svg:stroke-color="#eb6617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094" svg:stroke-width="0.019cm" svg:stroke-color="#e32c1a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6095" svg:stroke-width="0.019cm" svg:stroke-color="#ad4296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5cm" fo:min-width="1.036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09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396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097" svg:stroke-width="0.019cm" svg:stroke-color="#da4b8b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098" svg:stroke-width="0.019cm" svg:stroke-color="#e09dc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6099" svg:stroke-width="0.019cm" svg:stroke-color="#ad4296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5cm" fo:min-width="1.063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1.147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101" svg:stroke-width="0.019cm" svg:stroke-color="#0047ff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102" svg:stroke-width="0.019cm" svg:stroke-color="#0099ff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6103" svg:stroke-width="0.019cm" svg:stroke-color="#ad4296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5cm" fo:min-width="1.036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90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ad429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2" fo:font-size="12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Bitstream Vera Sans2" fo:font-size="9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7.37cm" svg:y1="14.387cm" svg:x2="6.872cm" svg:y2="12.449cm">
              <text:p/>
            </draw:line>
            <draw:frame draw:style-name="gr2" draw:text-style-name="P3" draw:layer="layout" svg:width="1.036cm" svg:height="0.375cm" svg:x="6.887cm" svg:y="14.783cm">
              <draw:text-box>
                <text:p text:style-name="P2"><text:span text:style-name="T1">Fig. A</text:span></text:p>
              </draw:text-box>
            </draw:frame>
            <draw:ellipse draw:style-name="gr3" draw:text-style-name="P4" draw:layer="layout" svg:width="4.005cm" svg:height="4.001cm" svg:x="5.37cm" svg:y="12.384cm">
              <text:p/>
            </draw:ellipse>
            <draw:frame draw:style-name="gr4" draw:text-style-name="P5" draw:layer="layout" svg:width="0.997cm" svg:height="0.396cm" draw:transform="rotate (-1.33692220702766) translate (6.956cm 12.929cm)">
              <draw:text-box>
                <text:p text:style-name="P2"><text:span text:style-name="T2">2 cm</text:span></text:p>
              </draw:text-box>
            </draw:frame>
          </draw:g>
          <draw:g>
            <draw:line draw:style-name="gr5" draw:text-style-name="P6" draw:layer="layout" svg:x1="10.407cm" svg:y1="13.301cm" svg:x2="12.039cm" svg:y2="14.457cm">
              <text:p/>
            </draw:line>
            <draw:circle draw:style-name="gr6" draw:text-style-name="P4" draw:layer="layout" svg:width="2.006cm" svg:height="2.006cm" svg:x="10.223cm" svg:y="12.883cm">
              <text:p/>
            </draw:circle>
            <draw:frame draw:style-name="gr7" draw:text-style-name="P3" draw:layer="layout" svg:width="1.036cm" svg:height="0.375cm" svg:x="10.99cm" svg:y="13.384cm">
              <draw:text-box>
                <text:p text:style-name="P2"><text:span text:style-name="T1">Fig. B</text:span></text:p>
              </draw:text-box>
            </draw:frame>
            <draw:frame draw:style-name="gr8" draw:text-style-name="P5" draw:layer="layout" svg:width="0.997cm" svg:height="0.396cm" draw:transform="rotate (-0.623257075887175) translate (10.838cm 13.615cm)">
              <draw:text-box>
                <text:p text:style-name="P2"><text:span text:style-name="T2">2 cm</text:span></text:p>
              </draw:text-box>
            </draw:frame>
          </draw:g>
          <draw:g>
            <draw:circle draw:style-name="gr9" draw:text-style-name="P4" draw:layer="layout" svg:width="4.5cm" svg:height="4.5cm" draw:transform="rotate (1.78320289676261) translate (9.14cm 20.491cm)">
              <text:p/>
            </draw:circle>
            <draw:line draw:style-name="gr10" draw:text-style-name="P6" draw:layer="layout" svg:x1="9.982cm" svg:y1="19.887cm" svg:x2="11.75cm" svg:y2="15.751cm">
              <text:p/>
            </draw:line>
            <draw:frame draw:style-name="gr11" draw:text-style-name="P3" draw:layer="layout" svg:width="1.063cm" svg:height="0.375cm" svg:x="9.413cm" svg:y="17.309cm">
              <draw:text-box>
                <text:p text:style-name="P2"><text:span text:style-name="T1">Fig. D</text:span></text:p>
              </draw:text-box>
            </draw:frame>
            <draw:frame draw:style-name="gr12" draw:text-style-name="P5" draw:layer="layout" svg:width="1.535cm" svg:height="1.147cm" draw:transform="rotate (1.16675260495821) translate (10.569cm 18.515cm)">
              <draw:text-box>
                <text:p text:style-name="P2"><text:span text:style-name="T2">4,5 cm</text:span></text:p>
              </draw:text-box>
            </draw:frame>
          </draw:g>
          <draw:g>
            <draw:ellipse draw:style-name="gr13" draw:text-style-name="P4" draw:layer="layout" svg:width="3.001cm" svg:height="3.006cm" svg:x="5.386cm" svg:y="17.074cm">
              <text:p/>
            </draw:ellipse>
            <draw:line draw:style-name="gr14" draw:text-style-name="P6" draw:layer="layout" svg:x1="6.884cm" svg:y1="18.573cm" svg:x2="5.46cm" svg:y2="18.099cm">
              <text:p/>
            </draw:line>
            <draw:frame draw:style-name="gr15" draw:text-style-name="P3" draw:layer="layout" svg:width="1.036cm" svg:height="0.375cm" svg:x="6.415cm" svg:y="17.88cm">
              <draw:text-box>
                <text:p text:style-name="P2"><text:span text:style-name="T1">Fig. C</text:span></text:p>
              </draw:text-box>
            </draw:frame>
            <draw:frame draw:style-name="gr16" draw:text-style-name="P5" draw:layer="layout" svg:width="1.206cm" svg:height="0.902cm" draw:transform="rotate (-0.326376570122939) translate (5.61cm 18.145cm)">
              <draw:text-box>
                <text:p text:style-name="P2"><text:span text:style-name="T2">1,5 cm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5:15.313168042</dc:date>
    <meta:editing-duration>PT24M9S</meta:editing-duration>
    <meta:editing-cycles>23</meta:editing-cycles>
    <meta:generator>LibreOffice/5.2.7.2$Linux_X86_64 LibreOffice_project/20m0$Build-2</meta:generator>
    <meta:document-statistic meta:object-count="21"/>
  </office:meta>
</office:document-meta>
</file>